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1d17e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1d17e" officeooo:paragraph-rsid="0011d17e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1d17e" officeooo:paragraph-rsid="0011d17e" fo:background-color="#ffff0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11d17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SD_CARD BOOTING LOGS</text:span></text:p>
      <text:p text:style-name="P1"/>
      <text:p text:style-name="P2">U-Boot 2018.01-00002-g9aa111a004 (Jan 20 2018 - 12:45:29 -0600), Build: jenkins-github_Bootloader-Builder-32</text:p>
      <text:p text:style-name="P2"/>
      <text:p text:style-name="P2">CPU <text:s/>: AM335X-GP rev 2.1</text:p>
      <text:p text:style-name="P2">I2C: <text:s text:c="2"/>ready</text:p>
      <text:p text:style-name="P2">DRAM: <text:s/>512 MiB</text:p>
      <text:p text:style-name="P2">No match for driver 'omap_hsmmc'</text:p>
      <text:p text:style-name="P2">No match for driver 'omap_hsmmc'</text:p>
      <text:p text:style-name="P2">Some drivers were not found</text:p>
      <text:p text:style-name="P2">Reset Source: Power-on reset has occurred.</text:p>
      <text:p text:style-name="P2">MMC: <text:s text:c="2"/>OMAP SD/MMC: 0, OMAP SD/MMC: 1</text:p>
      <text:p text:style-name="P2">Using default environment</text:p>
      <text:p text:style-name="P2"/>
      <text:p text:style-name="P2">Board: BeagleBone Black</text:p>
      <text:p text:style-name="P2">&lt;ethaddr&gt; not set. Validating first E-fuse MAC</text:p>
      <text:p text:style-name="P2">BeagleBone Black:</text:p>
      <text:p text:style-name="P2">BeagleBone: cape eeprom: i2c_probe: 0x54:</text:p>
      <text:p text:style-name="P2">BeagleBone: cape eeprom: i2c_probe: 0x55:</text:p>
      <text:p text:style-name="P2">BeagleBone: cape eeprom: i2c_probe: 0x56:</text:p>
      <text:p text:style-name="P2">BeagleBone: cape eeprom: i2c_probe: 0x57:</text:p>
      <text:p text:style-name="P2">Net: <text:s text:c="2"/>eth0: MII MODE</text:p>
      <text:p text:style-name="P2">cpsw, usb_ether</text:p>
      <text:p text:style-name="P2">Press SPACE to abort autoboot in 2 seconds</text:p>
      <text:p text:style-name="P3">=&gt; setenv bootcmd "fatload mmc 0:1 0x80200000 zImage;fatload mmc 0:1 0x80f00000 am335x-boneblack.dtb;bootz 0x80200000 - 0x80f00000"</text:p>
      <text:p text:style-name="P3">=&gt; setenv bootargs "console=ttyO0,115200 root=/dev/mmcblk0p2 rootwait rw ip=10.0.6.2 ; run mmcboot"</text:p>
      <text:p text:style-name="P3">=&gt; boot</text:p>
      <text:p text:style-name="P2">reading zImage</text:p>
      <text:p text:style-name="P2">4518520 bytes read in 302 ms (14.3 MiB/s)</text:p>
      <text:p text:style-name="P2">reading am335x-boneblack.dtb</text:p>
      <text:p text:style-name="P2">58053 bytes read in 12 ms (4.6 MiB/s)</text:p>
      <text:p text:style-name="P2">## Flattened Device Tree blob at 80f00000</text:p>
      <text:p text:style-name="P2"><text:s text:c="3"/>Booting using the fdt blob at 0x80f00000</text:p>
      <text:p text:style-name="P2"><text:s text:c="3"/>Loading Device Tree to 8ffee000, end 8ffff2c4 ... OK</text:p>
      <text:p text:style-name="P2"/>
      <text:p text:style-name="P2">Starting kernel ...</text:p>
      <text:p text:style-name="P2"/>
      <text:p text:style-name="P2">[ <text:s text:c="3"/>0.000000] Booting Linux on physical CPU 0x0</text:p>
      <text:p text:style-name="P2">[ <text:s text:c="3"/>0.000000] Linux version 5.0.13 (mahannee@VTA076L) (gcc version 5.4.0 20160609 (Ubuntu/Linaro 5.4.0-6ubuntu1~16.04.9)) #1 SMP Mon May 6 119</text:p>
      <text:p text:style-name="P2">[ <text:s text:c="3"/>0.000000] CPU: ARMv7 Processor [413fc082] revision 2 (ARMv7), cr=10c5387d</text:p>
      <text:p text:style-name="P2">[ <text:s text:c="3"/>0.000000] CPU: PIPT / VIPT nonaliasing data cache, VIPT aliasing instruction cache</text:p>
      <text:p text:style-name="P2">[ <text:s text:c="3"/>0.000000] OF: fdt: Machine model: TI AM335x BeagleBone Black</text:p>
      <text:p text:style-name="P2">[ <text:s text:c="3"/>0.000000] Memory policy: Data cache writeback</text:p>
      <text:p text:style-name="P2">[ <text:s text:c="3"/>0.000000] cma: Reserved 16 MiB at 0x9e800000</text:p>
      <text:p text:style-name="P2">[ <text:s text:c="3"/>0.000000] CPU: All CPU(s) started in SVC mode.</text:p>
      <text:p text:style-name="P2">[ <text:s text:c="3"/>0.000000] AM335X ES2.1 (sgx neon)</text:p>
      <text:p text:style-name="P2">[ <text:s text:c="3"/>0.000000] random: get_random_bytes called from start_kernel+0x8c/0x498 with crng_init=0</text:p>
      <text:p text:style-name="P2">[ <text:s text:c="3"/>0.000000] percpu: Embedded 18 pages/cpu s42408 r8192 d23128 u73728</text:p>
      <text:p text:style-name="P2"><text:soft-page-break/>[ <text:s text:c="3"/>0.000000] Built 1 zonelists, mobility grouping on. <text:s/>Total pages: 129412</text:p>
      <text:p text:style-name="P2">[ <text:s text:c="3"/>0.000000] Kernel command line: console=ttyO0,115200 root=/dev/mmcblk0p2 rootwait rw ip=10.0.6.2 ; run mmcboot</text:p>
      <text:p text:style-name="P2">[ <text:s text:c="3"/>0.000000] Dentry cache hash table entries: 65536 (order: 6, 262144 bytes)</text:p>
      <text:p text:style-name="P2">[ <text:s text:c="3"/>0.000000] Inode-cache hash table entries: 32768 (order: 5, 131072 bytes)</text:p>
      <text:p text:style-name="P2">[ <text:s text:c="3"/>0.000000] Memory: 478932K/522240K available (9216K kernel code, 819K rwdata, 2660K rodata, 1024K init, 7416K bss, 26924K reserved, 16384K)</text:p>
      <text:p text:style-name="P2">[ <text:s text:c="3"/>0.000000] Virtual kernel memory layout:</text:p>
      <text:p text:style-name="P2">[ <text:s text:c="3"/>0.000000] <text:s text:c="4"/>vector <text:s/>: 0xffff0000 - 0xffff1000 <text:s text:c="2"/>( <text:s text:c="2"/>4 kB)</text:p>
      <text:p text:style-name="P2">[ <text:s text:c="3"/>0.000000] <text:s text:c="4"/>fixmap <text:s/>: 0xffc00000 - 0xfff00000 <text:s text:c="2"/>(3072 kB)</text:p>
      <text:p text:style-name="P2">[ <text:s text:c="3"/>0.000000] <text:s text:c="4"/>vmalloc : 0xe0000000 - 0xff800000 <text:s text:c="2"/>( 504 MB)</text:p>
      <text:p text:style-name="P2">[ <text:s text:c="3"/>0.000000] <text:s text:c="4"/>lowmem <text:s/>: 0xc0000000 - 0xdfe00000 <text:s text:c="2"/>( 510 MB)</text:p>
      <text:p text:style-name="P2">[ <text:s text:c="3"/>0.000000] <text:s text:c="4"/>pkmap <text:s text:c="2"/>: 0xbfe00000 - 0xc0000000 <text:s text:c="2"/>( <text:s text:c="2"/>2 MB)</text:p>
      <text:p text:style-name="P2">[ <text:s text:c="3"/>0.000000] <text:s text:c="4"/>modules : 0xbf000000 - 0xbfe00000 <text:s text:c="2"/>( <text:s/>14 MB)</text:p>
      <text:p text:style-name="P2">[ <text:s text:c="3"/>0.000000] <text:s text:c="6"/>.text : 0x(ptrval) - 0x(ptrval) <text:s text:c="2"/>(10208 kB)</text:p>
      <text:p text:style-name="P2">[ <text:s text:c="3"/>0.000000] <text:s text:c="6"/>.init : 0x(ptrval) - 0x(ptrval) <text:s text:c="2"/>(1024 kB)</text:p>
      <text:p text:style-name="P2">[ <text:s text:c="3"/>0.000000] <text:s text:c="6"/>.data : 0x(ptrval) - 0x(ptrval) <text:s text:c="2"/>( 820 kB)</text:p>
      <text:p text:style-name="P2">[ <text:s text:c="3"/>0.000000] <text:s text:c="7"/>.bss : 0x(ptrval) - 0x(ptrval) <text:s text:c="2"/>(7417 kB)</text:p>
      <text:p text:style-name="P2">[ <text:s text:c="3"/>0.000000] Running RCU self tests</text:p>
      <text:p text:style-name="P2">[ <text:s text:c="3"/>0.000000] rcu: Hierarchical RCU implementation.</text:p>
      <text:p text:style-name="P2">[ <text:s text:c="3"/>0.000000] rcu: <text:s text:c="4"/>RCU event tracing is enabled.</text:p>
      <text:p text:style-name="P2">[ <text:s text:c="3"/>0.000000] rcu: <text:s text:c="4"/>RCU lockdep checking is enabled.</text:p>
      <text:p text:style-name="P2">[ <text:s text:c="3"/>0.000000] rcu: <text:s text:c="4"/>RCU restricting CPUs from NR_CPUS=2 to nr_cpu_ids=1.</text:p>
      <text:p text:style-name="P2">[ <text:s text:c="3"/>0.000000] rcu: RCU calculated value of scheduler-enlistment delay is 10 jiffies.</text:p>
      <text:p text:style-name="P2">[ <text:s text:c="3"/>0.000000] rcu: Adjusting geometry for rcu_fanout_leaf=16, nr_cpu_ids=1</text:p>
      <text:p text:style-name="P2">[ <text:s text:c="3"/>0.000000] NR_IRQS: 16, nr_irqs: 16, preallocated irqs: 16</text:p>
      <text:p text:style-name="P2">[ <text:s text:c="3"/>0.000000] IRQ: Found an INTC at 0x(ptrval) (revision 5.0) with 128 interrupts</text:p>
      <text:p text:style-name="P2">[ <text:s text:c="3"/>0.000000] OMAP clockevent source: timer2 at 24000000 Hz</text:p>
      <text:p text:style-name="P2">[ <text:s text:c="3"/>0.000021] sched_clock: 32 bits at 24MHz, resolution 41ns, wraps every 89478484971ns</text:p>
      <text:p text:style-name="P2">[ <text:s text:c="3"/>0.000055] clocksource: timer1: mask: 0xffffffff max_cycles: 0xffffffff, max_idle_ns: 79635851949 ns</text:p>
      <text:p text:style-name="P2">[ <text:s text:c="3"/>0.000119] OMAP clocksource: timer1 at 24000000 Hz</text:p>
      <text:p text:style-name="P2">[ <text:s text:c="3"/>0.000932] timer_probe: no matching timers found</text:p>
      <text:p text:style-name="P2">[ <text:s text:c="3"/>0.002161] Console: colour dummy device 80x30</text:p>
      <text:p text:style-name="P2">[ <text:s text:c="3"/>0.002227] WARNING: Your 'console=ttyO0' has been replaced by 'ttyS0'</text:p>
      <text:p text:style-name="P2">[ <text:s text:c="3"/>0.002244] This ensures that you still see kernel messages. Please</text:p>
      <text:p text:style-name="P2">[ <text:s text:c="3"/>0.002259] update your kernel commandline.</text:p>
      <text:p text:style-name="P2">[ <text:s text:c="3"/>0.002276] Lock dependency validator: Copyright (c) 2006 Red Hat, Inc., Ingo Molnar</text:p>
      <text:p text:style-name="P2">[ <text:s text:c="3"/>0.002291] ... MAX_LOCKDEP_SUBCLASSES: <text:s/>8</text:p>
      <text:p text:style-name="P2">[ <text:s text:c="3"/>0.002305] ... MAX_LOCK_DEPTH: <text:s text:c="9"/>48</text:p>
      <text:p text:style-name="P2">[ <text:s text:c="3"/>0.002320] ... MAX_LOCKDEP_KEYS: <text:s text:c="7"/>8191</text:p>
      <text:p text:style-name="P2">[ <text:s text:c="3"/>0.002334] ... CLASSHASH_SIZE: <text:s text:c="9"/>4096</text:p>
      <text:p text:style-name="P2">[ <text:s text:c="3"/>0.002349] ... MAX_LOCKDEP_ENTRIES: <text:s text:c="4"/>32768</text:p>
      <text:p text:style-name="P2">[ <text:s text:c="3"/>0.002363] ... MAX_LOCKDEP_CHAINS: <text:s text:c="5"/>65536</text:p>
      <text:p text:style-name="P2">[ <text:s text:c="3"/>0.002378] ... CHAINHASH_SIZE: <text:s text:c="9"/>32768</text:p>
      <text:p text:style-name="P2">[ <text:s text:c="3"/>0.002392] <text:s/>memory used by lock dependency info: 4591 kB</text:p>
      <text:p text:style-name="P2">[ <text:s text:c="3"/>0.002407] <text:s/>per task-struct memory footprint: 1536 bytes</text:p>
      <text:p text:style-name="P2">[ <text:s text:c="3"/>0.002497] Calibrating delay loop... 996.14 BogoMIPS (lpj=4980736)</text:p>
      <text:p text:style-name="P2">[ <text:s text:c="3"/>0.078435] pid_max: default: 32768 minimum: 301</text:p>
      <text:p text:style-name="P2">[ <text:s text:c="3"/>0.078874] LSM: Security Framework initializing</text:p>
      <text:p text:style-name="P2">[ <text:s text:c="3"/>0.079040] Mount-cache hash table entries: 1024 (order: 0, 4096 bytes)</text:p>
      <text:p text:style-name="P2">[ <text:s text:c="3"/>0.079065] Mountpoint-cache hash table entries: 1024 (order: 0, 4096 bytes)</text:p>
      <text:p text:style-name="P2"><text:soft-page-break/>[ <text:s text:c="3"/>0.082606] CPU: Testing write buffer coherency: ok</text:p>
      <text:p text:style-name="P2">[ <text:s text:c="3"/>0.082793] CPU0: Spectre v2: using BPIALL workaround</text:p>
      <text:p text:style-name="P2">[ <text:s text:c="3"/>0.084353] CPU0: thread -1, cpu 0, socket -1, mpidr 0</text:p>
      <text:p text:style-name="P2">[ <text:s text:c="3"/>0.086853] Setting up static identity map for 0x80100000 - 0x80100078</text:p>
      <text:p text:style-name="P2">[ <text:s text:c="3"/>0.087538] rcu: Hierarchical SRCU implementation.</text:p>
      <text:p text:style-name="P2">[ <text:s text:c="3"/>0.089456] smp: Bringing up secondary CPUs ...</text:p>
      <text:p text:style-name="P2">[ <text:s text:c="3"/>0.089484] smp: Brought up 1 node, 1 CPU</text:p>
      <text:p text:style-name="P2">[ <text:s text:c="3"/>0.089503] SMP: Total of 1 processors activated (996.14 BogoMIPS).</text:p>
      <text:p text:style-name="P2">[ <text:s text:c="3"/>0.089520] CPU: All CPU(s) started in SVC mode.</text:p>
      <text:p text:style-name="P2">[ <text:s text:c="3"/>0.093760] devtmpfs: initialized</text:p>
      <text:p text:style-name="P2">[ <text:s text:c="3"/>0.133555] VFP support v0.3: implementor 41 architecture 3 part 30 variant c rev 3</text:p>
      <text:p text:style-name="P2">[ <text:s text:c="3"/>0.134361] clocksource: jiffies: mask: 0xffffffff max_cycles: 0xffffffff, max_idle_ns: 19112604462750000 ns</text:p>
      <text:p text:style-name="P2">[ <text:s text:c="3"/>0.134435] futex hash table entries: 256 (order: 2, 16384 bytes)</text:p>
      <text:p text:style-name="P2">[ <text:s text:c="3"/>0.136367] pinctrl core: initialized pinctrl subsystem</text:p>
      <text:p text:style-name="P2">[ <text:s text:c="3"/>0.141867] NET: Registered protocol family 16</text:p>
      <text:p text:style-name="P2">[ <text:s text:c="3"/>0.149207] DMA: preallocated 256 KiB pool for atomic coherent allocations</text:p>
      <text:p text:style-name="P2">[ <text:s text:c="3"/>0.225799] l3-aon-clkctrl:0000:0: failed to disable</text:p>
      <text:p text:style-name="P2">[ <text:s text:c="3"/>0.267910] audit: initializing netlink subsys (disabled)</text:p>
      <text:p text:style-name="P2">[ <text:s text:c="3"/>0.270950] cpuidle: using governor menu</text:p>
      <text:p text:style-name="P2">[ <text:s text:c="3"/>0.321794] audit: type=2000 audit(0.270:1): state=initialized audit_enabled=0 res=1</text:p>
      <text:p text:style-name="P2">[ <text:s text:c="3"/>0.326029] No ATAGs?</text:p>
      <text:p text:style-name="P2">[ <text:s text:c="3"/>0.326041] hw-breakpoint: debug architecture 0x4 unsupported.</text:p>
      <text:p text:style-name="P2">[ <text:s text:c="3"/>0.326708] omap4_sram_init:Unable to allocate sram needed to handle errata I688</text:p>
      <text:p text:style-name="P2">[ <text:s text:c="3"/>0.326736] omap4_sram_init:Unable to get sram pool needed to handle errata I688</text:p>
      <text:p text:style-name="P2">[ <text:s text:c="3"/>0.365151] edma 49000000.edma: TI EDMA DMA engine driver</text:p>
      <text:p text:style-name="P2">[ <text:s text:c="3"/>0.374105] vgaarb: loaded</text:p>
      <text:p text:style-name="P2">[ <text:s text:c="3"/>0.375238] SCSI subsystem initialized</text:p>
      <text:p text:style-name="P2">[ <text:s text:c="3"/>0.377035] pps_core: LinuxPPS API ver. 1 registered</text:p>
      <text:p text:style-name="P2">[ <text:s text:c="3"/>0.377060] pps_core: Software ver. 5.3.6 - Copyright 2005-2007 Rodolfo Giometti &lt;giometti@linux.it&gt;</text:p>
      <text:p text:style-name="P2">[ <text:s text:c="3"/>0.377117] PTP clock support registered</text:p>
      <text:p text:style-name="P2">[ <text:s text:c="3"/>0.381475] clocksource: Switched to clocksource timer1</text:p>
      <text:p text:style-name="P2">[ <text:s text:c="3"/>0.835641] VFS: Disk quotas dquot_6.6.0</text:p>
      <text:p text:style-name="P2">[ <text:s text:c="3"/>0.835853] VFS: Dquot-cache hash table entries: 1024 (order 0, 4096 bytes)</text:p>
      <text:p text:style-name="P2">[ <text:s text:c="3"/>0.863620] NET: Registered protocol family 2</text:p>
      <text:p text:style-name="P2">[ <text:s text:c="3"/>0.865948] tcp_listen_portaddr_hash hash table entries: 256 (order: 1, 10240 bytes)</text:p>
      <text:p text:style-name="P2">[ <text:s text:c="3"/>0.866036] TCP established hash table entries: 4096 (order: 2, 16384 bytes)</text:p>
      <text:p text:style-name="P2">[ <text:s text:c="3"/>0.866136] TCP bind hash table entries: 4096 (order: 5, 147456 bytes)</text:p>
      <text:p text:style-name="P2">[ <text:s text:c="3"/>0.866710] TCP: Hash tables configured (established 4096 bind 4096)</text:p>
      <text:p text:style-name="P2">[ <text:s text:c="3"/>0.867120] UDP hash table entries: 256 (order: 2, 20480 bytes)</text:p>
      <text:p text:style-name="P2">[ <text:s text:c="3"/>0.867234] UDP-Lite hash table entries: 256 (order: 2, 20480 bytes)</text:p>
      <text:p text:style-name="P2">[ <text:s text:c="3"/>0.867700] NET: Registered protocol family 1</text:p>
      <text:p text:style-name="P2">[ <text:s text:c="3"/>0.870628] RPC: Registered named UNIX socket transport module.</text:p>
      <text:p text:style-name="P2">[ <text:s text:c="3"/>0.870713] RPC: Registered udp transport module.</text:p>
      <text:p text:style-name="P2">[ <text:s text:c="3"/>0.870731] RPC: Registered tcp transport module.</text:p>
      <text:p text:style-name="P2">[ <text:s text:c="3"/>0.870748] RPC: Registered tcp NFSv4.1 backchannel transport module.</text:p>
      <text:p text:style-name="P2">[ <text:s text:c="3"/>0.874788] hw perfevents: enabled with armv7_cortex_a8 PMU driver, 5 counters available</text:p>
      <text:p text:style-name="P2">[ <text:s text:c="3"/>0.879548] Initialise system trusted keyrings</text:p>
      <text:p text:style-name="P2">[ <text:s text:c="3"/>0.880537] workingset: timestamp_bits=14 max_order=17 bucket_order=3</text:p>
      <text:p text:style-name="P2">[ <text:s text:c="3"/>0.884552] NFS: Registering the id_resolver key type</text:p>
      <text:p text:style-name="P2">[ <text:s text:c="3"/>0.884744] Key type id_resolver registered</text:p>
      <text:p text:style-name="P2"><text:soft-page-break/>[ <text:s text:c="3"/>0.884820] Key type id_legacy registered</text:p>
      <text:p text:style-name="P2">[ <text:s text:c="3"/>0.885015] jffs2: version 2.2. (NAND) (SUMMARY) <text:s/>�© 2001-2006 Red Hat, Inc.</text:p>
      <text:p text:style-name="P2">[ <text:s text:c="3"/>0.904473] Key type asymmetric registered</text:p>
      <text:p text:style-name="P2">[ <text:s text:c="3"/>0.904702] Asymmetric key parser 'x509' registered</text:p>
      <text:p text:style-name="P2">[ <text:s text:c="3"/>0.904911] io scheduler mq-deadline registered</text:p>
      <text:p text:style-name="P2">[ <text:s text:c="3"/>0.904937] io scheduler kyber registered</text:p>
      <text:p text:style-name="P2">[ <text:s text:c="3"/>0.917362] OMAP GPIO hardware version 0.1</text:p>
      <text:p text:style-name="P2">[ <text:s text:c="3"/>0.936406] ti-sysc 48042000.target-module: sysc_flags 00000222 != 00000022</text:p>
      <text:p text:style-name="P2">[ <text:s text:c="3"/>0.938029] ti-sysc 48044000.target-module: sysc_flags 00000222 != 00000022</text:p>
      <text:p text:style-name="P2">[ <text:s text:c="3"/>0.939596] ti-sysc 48046000.target-module: sysc_flags 00000222 != 00000022</text:p>
      <text:p text:style-name="P2">[ <text:s text:c="3"/>0.941113] ti-sysc 48048000.target-module: sysc_flags 00000222 != 00000022</text:p>
      <text:p text:style-name="P2">[ <text:s text:c="3"/>0.942894] ti-sysc 4804a000.target-module: sysc_flags 00000222 != 00000022</text:p>
      <text:p text:style-name="P2">[ <text:s text:c="3"/>0.970609] ti-sysc 4830e000.target-module: idlemodes 00000087 != 00000007</text:p>
      <text:p text:style-name="P2">[ <text:s text:c="3"/>0.974255] ti-sysc 4a101200.target-module: rev_offs 00001200 != 00000000</text:p>
      <text:p text:style-name="P2">[ <text:s text:c="3"/>0.974288] ti-sysc 4a101200.target-module: sysc_offs 00001208 != 00000008</text:p>
      <text:p text:style-name="P2">[ <text:s text:c="3"/>0.974307] ti-sysc 4a101200.target-module: syss_offs 00001204 != 00000004</text:p>
      <text:p text:style-name="P2">[ <text:s text:c="3"/>1.005102] pinctrl-single 44e10800.pinmux: 142 pins, size 568</text:p>
      <text:p text:style-name="P2">[ <text:s text:c="3"/>1.017032] Serial: 8250/16550 driver, 6 ports, IRQ sharing enabled</text:p>
      <text:p text:style-name="P2">[ <text:s text:c="3"/>1.030714] 44e09000.serial: ttyS0 at MMIO 0x44e09000 (irq = 29, base_baud = 3000000) is a 8250</text:p>
      <text:p text:style-name="P2">[ <text:s text:c="3"/>1.793900] printk: console [ttyS0] enabled</text:p>
      <text:p text:style-name="P2">[ <text:s text:c="3"/>1.832732] brd: module loaded</text:p>
      <text:p text:style-name="P2">[ <text:s text:c="3"/>1.865447] loop: module loaded</text:p>
      <text:p text:style-name="P2">[ <text:s text:c="3"/>1.872414] mtdoops: mtd device (mtddev=name/number) must be supplied</text:p>
      <text:p text:style-name="P2">[ <text:s text:c="3"/>1.883260] libphy: Fixed MDIO Bus: probed</text:p>
      <text:p text:style-name="P2">[ <text:s text:c="3"/>1.961471] davinci_mdio 4a101000.mdio: davinci mdio revision 1.6, bus freq 1000000</text:p>
      <text:p text:style-name="P2">[ <text:s text:c="3"/>1.969262] libphy: 4a101000.mdio: probed</text:p>
      <text:p text:style-name="P2">[ <text:s text:c="3"/>1.976465] davinci_mdio 4a101000.mdio: phy[0]: device 4a101000.mdio:00, driver SMSC LAN8710/LAN8720</text:p>
      <text:p text:style-name="P2">[ <text:s text:c="3"/>1.986095] cpsw 4a100000.ethernet: Detected MACID = 38:d2:69:4c:25:7c</text:p>
      <text:p text:style-name="P2">[ <text:s text:c="3"/>1.993413] cpsw 4a100000.ethernet: initialized cpsw ale version 1.4</text:p>
      <text:p text:style-name="P2">[ <text:s text:c="3"/>1.999822] cpsw 4a100000.ethernet: ALE Table size 1024</text:p>
      <text:p text:style-name="P2">[ <text:s text:c="3"/>2.005317] cpsw 4a100000.ethernet: cpts: overflow check period 500 (jiffies)</text:p>
      <text:p text:style-name="P2">[ <text:s text:c="3"/>2.016101] i2c /dev entries driver</text:p>
      <text:p text:style-name="P2">[ <text:s text:c="3"/>2.025193] sdhci: Secure Digital Host Controller Interface driver</text:p>
      <text:p text:style-name="P2">[ <text:s text:c="3"/>2.031609] sdhci: Copyright(c) Pierre Ossman</text:p>
      <text:p text:style-name="P2">[ <text:s text:c="3"/>2.038131] omap_gpio 44e07000.gpio: Could not set line 6 debounce to 200000 microseconds (-22)</text:p>
      <text:p text:style-name="P2">[ <text:s text:c="3"/>2.047040] omap_hsmmc 48060000.mmc: Got CD GPIO</text:p>
      <text:p text:style-name="P2">[ <text:s text:c="3"/>2.053802] omap_hsmmc 48060000.mmc: Linked as a consumer to regulator.1</text:p>
      <text:p text:style-name="P2">[ <text:s text:c="3"/>2.091141] omap_hsmmc 481d8000.mmc: Linked as a consumer to regulator.1</text:p>
      <text:p text:style-name="P2">[ <text:s text:c="3"/>2.122212] sdhci-pltfm: SDHCI platform and OF driver helper</text:p>
      <text:p text:style-name="P2">[ <text:s text:c="3"/>2.129576] ledtrig-cpu: registered to indicate activity on CPUs</text:p>
      <text:p text:style-name="P2">[ <text:s text:c="3"/>2.139544] oprofile: using arm/armv7</text:p>
      <text:p text:style-name="P2">[ <text:s text:c="3"/>2.144222] Initializing XFRM netlink socket</text:p>
      <text:p text:style-name="P2">[ <text:s text:c="3"/>2.149103] NET: Registered protocol family 10</text:p>
      <text:p text:style-name="P2">[ <text:s text:c="3"/>2.158271] Segment Routing with IPv6</text:p>
      <text:p text:style-name="P2">[ <text:s text:c="3"/>2.162364] sit: IPv6, IPv4 and MPLS over IPv4 tunneling driver</text:p>
      <text:p text:style-name="P2">[ <text:s text:c="3"/>2.170398] NET: Registered protocol family 17</text:p>
      <text:p text:style-name="P2">[ <text:s text:c="3"/>2.175133] NET: Registered protocol family 15</text:p>
      <text:p text:style-name="P2">[ <text:s text:c="3"/>2.179803] Key type dns_resolver registered</text:p>
      <text:p text:style-name="P2">[ <text:s text:c="3"/>2.184373] ThumbEE CPU extension supported.</text:p>
      <text:p text:style-name="P2"><text:soft-page-break/>[ <text:s text:c="3"/>2.188699] Registering SWP/SWPB emulation handler</text:p>
      <text:p text:style-name="P2">[ <text:s text:c="3"/>2.193604] omap_voltage_late_init: Voltage driver support not added</text:p>
      <text:p text:style-name="P2">[ <text:s text:c="3"/>2.200010] sr_dev_init: Unknown instance smartreflex0</text:p>
      <text:p text:style-name="P2">[ <text:s text:c="3"/>2.205693] SmartReflex Class3 initialized</text:p>
      <text:p text:style-name="P2">[ <text:s text:c="3"/>2.213555] Loading compiled-in X.509 certificates</text:p>
      <text:p text:style-name="P2">[ <text:s text:c="3"/>2.261773] random: fast init done</text:p>
      <text:p text:style-name="P2">[ <text:s text:c="3"/>2.283946] mmc0: host does not support reading read-only switch, assuming write-enable</text:p>
      <text:p text:style-name="P2">[ <text:s text:c="3"/>2.294594] mmc0: new high speed SDHC card at address aaaa</text:p>
      <text:p text:style-name="P2">[ <text:s text:c="3"/>2.306073] mmcblk0: mmc0:aaaa SU32G 29.7 GiB </text:p>
      <text:p text:style-name="P2">[ <text:s text:c="3"/>2.321649] <text:s/>mmcblk0: p1 p2</text:p>
      <text:p text:style-name="P2">[ <text:s text:c="3"/>2.339215] mmc1: new high speed MMC card at address 0001</text:p>
      <text:p text:style-name="P2">[ <text:s text:c="3"/>2.348475] mmcblk1: mmc1:0001 M62704 3.56 GiB </text:p>
      <text:p text:style-name="P2">[ <text:s text:c="3"/>2.355061] mmcblk1boot0: mmc1:0001 M62704 partition 1 2.00 MiB</text:p>
      <text:p text:style-name="P2">[ <text:s text:c="3"/>2.362952] mmcblk1boot1: mmc1:0001 M62704 partition 2 2.00 MiB</text:p>
      <text:p text:style-name="P2">[ <text:s text:c="3"/>2.371516] mmcblk1rpmb: mmc1:0001 M62704 partition 3 512 KiB, chardev (248:0)</text:p>
      <text:p text:style-name="P2">[ <text:s text:c="3"/>2.383017] <text:s/>mmcblk1: p1</text:p>
      <text:p text:style-name="P2">[ <text:s text:c="3"/>2.406687] tps65217 0-0024: TPS65217 ID 0xe version 1.2</text:p>
      <text:p text:style-name="P2">[ <text:s text:c="3"/>2.413425] omap_i2c 44e0b000.i2c: bus 0 rev0.11 at 400 kHz</text:p>
      <text:p text:style-name="P2">[ <text:s text:c="3"/>2.423390] omap_i2c 4819c000.i2c: bus 2 rev0.11 at 100 kHz</text:p>
      <text:p text:style-name="P2">[ <text:s text:c="3"/>2.431066] hctosys: unable to open rtc device (rtc0)</text:p>
      <text:p text:style-name="P2">[ <text:s text:c="3"/>2.456050] net eth0: initializing cpsw version 1.12 (0)</text:p>
      <text:p text:style-name="P2">[ <text:s text:c="3"/>2.562928] SMSC LAN8710/LAN8720 4a101000.mdio:00: attached PHY driver [SMSC LAN8710/LAN8720] (mii_bus:phy_addr=4a101000.mdio:00, irq=POLL)</text:p>
      <text:p text:style-name="P2">[ <text:s text:c="3"/>4.722296] cpsw 4a100000.ethernet eth0: Link is Up - 100Mbps/Full - flow control off</text:p>
      <text:p text:style-name="P2">[ <text:s text:c="3"/>4.741564] IPv6: ADDRCONF(NETDEV_CHANGE): eth0: link becomes ready</text:p>
      <text:p text:style-name="P2">[ <text:s text:c="3"/>4.772835] IP-Config: Guessing netmask 255.0.0.0</text:p>
      <text:p text:style-name="P2">[ <text:s text:c="3"/>4.777593] IP-Config: Complete:</text:p>
      <text:p text:style-name="P2">[ <text:s text:c="3"/>4.780849] <text:s text:c="5"/>device=eth0, hwaddr=38:d2:69:4c:25:7c, ipaddr=10.0.6.2, mask=255.0.0.0, gw=255.255.255.255</text:p>
      <text:p text:style-name="P2">[ <text:s text:c="3"/>4.790743] <text:s text:c="5"/>host=10.0.6.2, domain=, nis-domain=(none)</text:p>
      <text:p text:style-name="P2">[ <text:s text:c="3"/>4.796320] <text:s text:c="5"/>bootserver=255.255.255.255, rootserver=255.255.255.255, rootpath=</text:p>
      <text:p text:style-name="P2">[ <text:s text:c="3"/>4.859686] EXT4-fs (mmcblk0p2): mounted filesystem with ordered data mode. Opts: (null)</text:p>
      <text:p text:style-name="P2">[ <text:s text:c="3"/>4.868431] VFS: Mounted root (ext4 filesystem) on device 179:2.</text:p>
      <text:p text:style-name="P2">[ <text:s text:c="3"/>4.880342] devtmpfs: mounted</text:p>
      <text:p text:style-name="P2">[ <text:s text:c="3"/>4.885811] Freeing unused kernel memory: 1024K</text:p>
      <text:p text:style-name="P2">[ <text:s text:c="3"/>4.892248] Run /sbin/init as init process</text:p>
      <text:p text:style-name="P2">[ <text:s text:c="3"/>5.214176] systemd[1]: System time before build time, advancing clock.</text:p>
      <text:p text:style-name="P2">[ <text:s text:c="3"/>5.267273] systemd[1]: Failed to insert module 'autofs4': No such file or directory</text:p>
      <text:p text:style-name="P2">[ <text:s text:c="3"/>5.348191] random: systemd: uninitialized urandom read (16 bytes read)</text:p>
      <text:p text:style-name="P2">[ <text:s text:c="3"/>5.363501] random: systemd: uninitialized urandom read (16 bytes read)</text:p>
      <text:p text:style-name="P2">[ <text:s text:c="3"/>5.389299] systemd[1]: systemd 229 running in system mode. (+PAM +AUDIT +SELINUX +IMA +APPARMOR +SMACK +SYSVINIT +UTMP +LIBCRYPTSETUP +GCR)</text:p>
      <text:p text:style-name="P2">[ <text:s text:c="3"/>5.409256] systemd[1]: Detected architecture arm.</text:p>
      <text:p text:style-name="P2"/>
      <text:p text:style-name="P2">Welcome to Ubuntu 16.04.6 LTS!</text:p>
      <text:p text:style-name="P2"/>
      <text:p text:style-name="P2">[ <text:s text:c="3"/>5.454174] systemd[1]: Set hostname to &lt;VTA076L&gt;.</text:p>
      <text:p text:style-name="P2">[ <text:s text:c="3"/>5.722896] random: systemd-gpt-aut: uninitialized urandom read (16 bytes read)</text:p>
      <text:p text:style-name="P2">[ <text:s text:c="3"/>6.229276] systemd[1]: Started Forward Password Requests to Wall Directory Watch.</text:p>
      <text:p text:style-name="P2">[ <text:s/>OK <text:s/>] Started Forward Password Requests to Wall Directory Watch.</text:p>
      <text:p text:style-name="P2">[ <text:s text:c="3"/>6.262989] systemd[1]: Listening on /dev/initctl Compatibility Named Pipe.</text:p>
      <text:p text:style-name="P2">[ <text:s/>OK <text:s/>] Listening on /dev/initctl Compatibility Named Pipe.</text:p>
      <text:p text:style-name="P2"><text:soft-page-break/>[ <text:s text:c="3"/>6.301748] systemd[1]: Reached target Remote File Systems (Pre).</text:p>
      <text:p text:style-name="P2">[ <text:s/>OK <text:s/>] Reached target Remote File Systems (Pre).</text:p>
      <text:p text:style-name="P2">[ <text:s text:c="3"/>6.342240] systemd[1]: Listening on udev Kernel Socket.</text:p>
      <text:p text:style-name="P2">[ <text:s/>OK <text:s/>] Listening on udev Kernel Socket.</text:p>
      <text:p text:style-name="P2">[ <text:s text:c="3"/>6.382918] systemd[1]: Listening on udev Control Socket.</text:p>
      <text:p text:style-name="P2">[ <text:s/>OK <text:s/>] Listening on udev Control Socket.</text:p>
      <text:p text:style-name="P2">[ <text:s text:c="3"/>6.421992] systemd[1]: Starting of Arbitrary Executable File Formats File System Automount Point not supported.</text:p>
      <text:p text:style-name="P2">[UNSUPP] Starting of Arbitrary Executable Fi...m Automount Point not supported.</text:p>
      <text:p text:style-name="P2">[ <text:s text:c="3"/>6.462369] systemd[1]: Listening on Journal Socket (/dev/log).</text:p>
      <text:p text:style-name="P2">[ <text:s/>OK <text:s/>] Listening on Journal Socket (/dev/log).</text:p>
      <text:p text:style-name="P2">[ <text:s/>OK <text:s/>] Reached target Swap.</text:p>
      <text:p text:style-name="P2">[ <text:s/>OK <text:s/>] Listening on Syslog Socket.</text:p>
      <text:p text:style-name="P2">[ <text:s/>OK <text:s/>] Started Dispatch Password Requests to Console Directory Watch.</text:p>
      <text:p text:style-name="P2">[ <text:s/>OK <text:s/>] Reached target Paths.</text:p>
      <text:p text:style-name="P2">[ <text:s/>OK <text:s/>] Reached target Remote File Systems.</text:p>
      <text:p text:style-name="P2">[ <text:s/>OK <text:s/>] Listening on Journal Audit Socket.</text:p>
      <text:p text:style-name="P2">[ <text:s/>OK <text:s/>] Listening on Journal Socket.</text:p>
      <text:p text:style-name="P2">[ <text:s/>OK <text:s/>] Reached target Sockets.</text:p>
      <text:p text:style-name="P2">[ <text:s/>OK <text:s/>] Created slice System Slice.</text:p>
      <text:p text:style-name="P2"><text:s text:c="9"/>Starting Load Kernel Modules...</text:p>
      <text:p text:style-name="P2"><text:s text:c="9"/>Starting Set console keymap...</text:p>
      <text:p text:style-name="P2">[ <text:s/>OK <text:s/>] Reached target Slices.</text:p>
      <text:p text:style-name="P2"><text:s text:c="9"/>Mounting Debug File System...</text:p>
      <text:p text:style-name="P2"><text:s text:c="9"/>Mounting POSIX Message Queue File System...</text:p>
      <text:p text:style-name="P2"><text:s text:c="9"/>Starting Nameserver information manager...</text:p>
      <text:p text:style-name="P2"><text:s text:c="9"/>Starting Create Static Device Nodes in /dev...</text:p>
      <text:p text:style-name="P2">[ <text:s/>OK <text:s/>] Started Read required files in advance.</text:p>
      <text:p text:style-name="P2"><text:s text:c="9"/>Starting Journal Service...</text:p>
      <text:p text:style-name="P2">[ <text:s/>OK <text:s/>] Started Trigger resolvconf update for networkd DNS.</text:p>
      <text:p text:style-name="P2">[ <text:s/>OK <text:s/>] Reached target Encrypted Volumes.</text:p>
      <text:p text:style-name="P2">[ <text:s/>OK <text:s/>] Created slice system-serial\x2dgetty.slice.</text:p>
      <text:p text:style-name="P2"><text:s text:c="9"/>Starting Remount Root and Kernel File Systems...</text:p>
      <text:p text:style-name="P2">[ <text:s/>OK <text:s/>] Mounted POSIX Message Queue File System.</text:p>
      <text:p text:style-name="P2">[ <text:s/>OK <text:s/>] Mounted Debug File System.</text:p>
      <text:p text:style-name="P2">[ <text:s/>OK <text:s/>] Started Load Kernel Modules.</text:p>
      <text:p text:style-name="P2">[ <text:s/>OK <text:s/>] Started Create Static Device Nodes in /dev.</text:p>
      <text:p text:style-name="P2">[ <text:s/>OK <text:s/>] Started Remount Root and Kernel File Systems.</text:p>
      <text:p text:style-name="P2">[ <text:s/>OK <text:s/>] Started Nameserver information manager.</text:p>
      <text:p text:style-name="P2">[ <text:s/>OK <text:s/>] Started Set console keymap.</text:p>
      <text:p text:style-name="P2">[ <text:s/>OK <text:s/>] Started Journal Service.</text:p>
      <text:p text:style-name="P2">[ <text:s/>OK <text:s/>] Reached target Network (Pre).</text:p>
      <text:p text:style-name="P2"><text:s text:c="9"/>Starting udev Coldplug all Devices...</text:p>
      <text:p text:style-name="P2"><text:s text:c="9"/>Starting Load/Save Random Seed...</text:p>
      <text:p text:style-name="P2"><text:s text:c="9"/>Starting Flush Journal to Persistent Storage...</text:p>
      <text:p text:style-name="P2"><text:s text:c="9"/>Starting udev Kernel Device Manager...</text:p>
      <text:p text:style-name="P2">[ <text:s/>OK <text:s/>] Reached target Local File Systems (Pre).</text:p>
      <text:p text:style-name="P2">[ <text:s/>OK <text:s/>] Reached target Local File Systems.</text:p>
      <text:p text:style-name="P2"><text:s text:c="9"/>Starting Set console font and keymap...</text:p>
      <text:p text:style-name="P2"><text:s text:c="9"/>Starting Apply Kernel Variables...</text:p>
      <text:p text:style-name="P2"><text:s text:c="9"/>Mounting Configuration File System...</text:p>
      <text:p text:style-name="P2">[ <text:s/>OK <text:s/>] Started Load/Save Random Seed.</text:p>
      <text:p text:style-name="P2"><text:soft-page-break/>[ <text:s/>OK <text:s/>] Mounted Configuration File System.</text:p>
      <text:p text:style-name="P2">[ <text:s/>OK <text:s/>] Started Apply Kernel Variables.</text:p>
      <text:p text:style-name="P2">[ <text:s/>OK <text:s/>] Started udev Kernel Device Manager.</text:p>
      <text:p text:style-name="P2"><text:s text:c="9"/>Starting Raise network interfaces...</text:p>
      <text:p text:style-name="P2">[ <text:s/>OK <text:s/>] Started Flush Journal to Persistent Storage.</text:p>
      <text:p text:style-name="P2"><text:s text:c="9"/>Starting Create Volatile Files and Directories...</text:p>
      <text:p text:style-name="P2">[ <text:s/>OK <text:s/>] Started Create Volatile Files and Directories.</text:p>
      <text:p text:style-name="P2"><text:s text:c="9"/>Starting Network Time Synchronization...</text:p>
      <text:p text:style-name="P2"><text:s text:c="9"/>Starting Update UTMP about System Boot/Shutdown...</text:p>
      <text:p text:style-name="P2">[ <text:s/>OK <text:s/>] Started Update UTMP about System Boot/Shutdown.</text:p>
      <text:p text:style-name="P2">[ <text:s/>OK <text:s/>] Started Network Time Synchronization.</text:p>
      <text:p text:style-name="P2">[ <text:s/>OK <text:s/>] Reached target System Time Synchronized.</text:p>
      <text:p text:style-name="P2">[ <text:s/>OK <text:s/>] Started Raise network interfaces.</text:p>
      <text:p text:style-name="P2">[ <text:s/>OK <text:s/>] Reached target Network.</text:p>
      <text:p text:style-name="P2">[ <text:s/>OK <text:s/>] Started Set console font and keymap.</text:p>
      <text:p text:style-name="P2">[ <text:s/>OK <text:s/>] Created slice system-getty.slice.</text:p>
      <text:p text:style-name="P2">[ <text:s/>OK <text:s/>] Found device /dev/ttyS0.</text:p>
      <text:p text:style-name="P2">[ <text:s/>OK <text:s/>] Started udev Coldplug all Devices.</text:p>
      <text:p text:style-name="P2">[ <text:s/>OK <text:s/>] Reached target System Initialization.</text:p>
      <text:p text:style-name="P2">[ <text:s/>OK <text:s/>] Started Daily apt download activities.</text:p>
      <text:p text:style-name="P2">[ <text:s/>OK <text:s/>] Started Daily apt upgrade and clean activities.</text:p>
      <text:p text:style-name="P2">[ <text:s/>OK <text:s/>] Started Daily Cleanup of Temporary Directories.</text:p>
      <text:p text:style-name="P2">[ <text:s/>OK <text:s/>] Reached target Timers.</text:p>
      <text:p text:style-name="P2">[ <text:s/>OK <text:s/>] Reached target Basic System.</text:p>
      <text:p text:style-name="P2"><text:s text:c="9"/>Starting System Logging Service...</text:p>
      <text:p text:style-name="P2"><text:s text:c="9"/>Starting Permit User Sessions...</text:p>
      <text:p text:style-name="P2">[ <text:s/>OK <text:s/>] Started Regular background program processing daemon.</text:p>
      <text:p text:style-name="P2"><text:s text:c="9"/>Starting /etc/rc.local Compatibility...</text:p>
      <text:p text:style-name="P2"><text:s text:c="9"/>Starting LSB: Set the CPU Frequency Scaling governor to "ondemand"...</text:p>
      <text:p text:style-name="P2"><text:s text:c="9"/>Starting getty on tty2-tty6 if dbus and logind are not available...</text:p>
      <text:p text:style-name="P2">[ <text:s/>OK <text:s/>] Started Permit User Sessions.</text:p>
      <text:p text:style-name="P2">[ <text:s/>OK <text:s/>] Started /etc/rc.local Compatibility.</text:p>
      <text:p text:style-name="P2">[ <text:s/>OK <text:s/>] Started System Logging Service.</text:p>
      <text:p text:style-name="P2">[ <text:s/>OK <text:s/>] Started LSB: Set the CPU Frequency Scaling governor to "ondemand".</text:p>
      <text:p text:style-name="P2">[ <text:s/>OK <text:s/>] Started getty on tty2-tty6 if dbus and logind are not available.</text:p>
      <text:p text:style-name="P2">[ <text:s/>OK <text:s/>] Started Getty on tty6.</text:p>
      <text:p text:style-name="P2">[ <text:s/>OK <text:s/>] Started Getty on tty5.</text:p>
      <text:p text:style-name="P2">[ <text:s/>OK <text:s/>] Started Getty on tty4.</text:p>
      <text:p text:style-name="P2">[ <text:s/>OK <text:s/>] Started Getty on tty3.</text:p>
      <text:p text:style-name="P2">[ <text:s/>OK <text:s/>] Started Getty on tty2.</text:p>
      <text:p text:style-name="P2">[ <text:s/>OK <text:s/>] Started Serial Getty on ttyS0.</text:p>
      <text:p text:style-name="P2"><text:s text:c="9"/>Starting Set console scheme...</text:p>
      <text:p text:style-name="P2">[ <text:s/>OK <text:s/>] Started Getty on tty1.</text:p>
      <text:p text:style-name="P2">[ <text:s/>OK <text:s/>] Reached target Login Prompts.</text:p>
      <text:p text:style-name="P2">[ <text:s/>OK <text:s/>] Reached target Multi-User System.</text:p>
      <text:p text:style-name="P2">[ <text:s/>OK <text:s/>] Reached target Graphical Interface.</text:p>
      <text:p text:style-name="P2">[ <text:s/>OK <text:s/>] Started Stop ureadahead data collection 45s after completed startup.</text:p>
      <text:p text:style-name="P2"><text:s text:c="9"/>Starting Update UTMP about System Runlevel Changes...</text:p>
      <text:p text:style-name="P2">[ <text:s/>OK <text:s/>] Started Set console scheme.</text:p>
      <text:p text:style-name="P2">[ <text:s/>OK <text:s/>] Started Update UTMP about System Runlevel Changes.</text:p>
      <text:p text:style-name="P2"/>
      <text:p text:style-name="P2">Ubuntu 16.04.6 LTS VTA076L ttyS0</text:p>
      <text:p text:style-name="P2"><text:soft-page-break/></text:p>
      <text:p text:style-name="P2">VTA076L login: root</text:p>
      <text:p text:style-name="P2">Last login: Thu Feb 11 16:28:27 UTC 2016 on ttyS0</text:p>
      <text:p text:style-name="P2">Welcome to Ubuntu 16.04.6 LTS (GNU/Linux 5.0.13 armv7l)</text:p>
      <text:p text:style-name="P2"/>
      <text:p text:style-name="P2"><text:s/>* Documentation: <text:s/>https://help.ubuntu.com</text:p>
      <text:p text:style-name="P2"><text:s/>* Management: <text:s text:c="4"/>https://landscape.canonical.com</text:p>
      <text:p text:style-name="P2"><text:s/>* Support: <text:s text:c="7"/>https://ubuntu.com/advantage</text:p>
      <text:p text:style-name="P3">root@VTA076L:~# mount</text:p>
      <text:p text:style-name="P3">/dev/mmcblk0p2 on / type ext4 (rw,relatime)</text:p>
      <text:p text:style-name="P2">devtmpfs on /dev type devtmpfs (rw,relatime,size=239464k,nr_inodes=59866,mode=755)</text:p>
      <text:p text:style-name="P2">sysfs on /sys type sysfs (rw,nosuid,nodev,noexec,relatime)</text:p>
      <text:p text:style-name="P2">proc on /proc type proc (rw,nosuid,nodev,noexec,relatime)</text:p>
      <text:p text:style-name="P2">tmpfs on /dev/shm type tmpfs (rw,nosuid,nodev)</text:p>
      <text:p text:style-name="P2">devpts on /dev/pts type devpts (rw,nosuid,noexec,relatime,gid=5,mode=620,ptmxmode=000)</text:p>
      <text:p text:style-name="P2">tmpfs on /run type tmpfs (rw,nosuid,nodev,mode=755)</text:p>
      <text:p text:style-name="P2">tmpfs on /run/lock type tmpfs (rw,nosuid,nodev,noexec,relatime,size=5120k)</text:p>
      <text:p text:style-name="P2">tmpfs on /sys/fs/cgroup type tmpfs (ro,nosuid,nodev,noexec,mode=755)</text:p>
      <text:p text:style-name="P2">cgroup on /sys/fs/cgroup/systemd type cgroup (rw,nosuid,nodev,noexec,relatime,xattr,release_agent=/lib/systemd/systemd-cgroups-agent,name=syst)</text:p>
      <text:p text:style-name="P2">cgroup on /sys/fs/cgroup/devices type cgroup (rw,nosuid,nodev,noexec,relatime,devices)</text:p>
      <text:p text:style-name="P2">cgroup on /sys/fs/cgroup/cpu,cpuacct type cgroup (rw,nosuid,nodev,noexec,relatime,cpu,cpuacct)</text:p>
      <text:p text:style-name="P2">cgroup on /sys/fs/cgroup/cpuset type cgroup (rw,nosuid,nodev,noexec,relatime,cpuset)</text:p>
      <text:p text:style-name="P2">cgroup on /sys/fs/cgroup/blkio type cgroup (rw,nosuid,nodev,noexec,relatime,blkio)</text:p>
      <text:p text:style-name="P2">cgroup on /sys/fs/cgroup/memory type cgroup (rw,nosuid,nodev,noexec,relatime,memory)</text:p>
      <text:p text:style-name="P2">cgroup on /sys/fs/cgroup/perf_event type cgroup (rw,nosuid,nodev,noexec,relatime,perf_event)</text:p>
      <text:p text:style-name="P2">cgroup on /sys/fs/cgroup/freezer type cgroup (rw,nosuid,nodev,noexec,relatime,freezer)</text:p>
      <text:p text:style-name="P2">debugfs on /sys/kernel/debug type debugfs (rw,relatime)</text:p>
      <text:p text:style-name="P2">mqueue on /dev/mqueue type mqueue (rw,relatime)</text:p>
      <text:p text:style-name="P2">tracefs on /sys/kernel/debug/tracing type tracefs (rw,relatime)</text:p>
      <text:p text:style-name="P2">configfs on /sys/kernel/config type configfs (rw,relatime)</text:p>
      <text:p text:style-name="P3">root@VTA076L:~# uname -r</text:p>
      <text:p text:style-name="P2">5.0.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7:24:28.946257608</meta:creation-date>
    <dc:date>2019-05-14T17:26:18.903296767</dc:date>
    <meta:editing-duration>PT1M5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8" meta:paragraph-count="370" meta:word-count="2839" meta:character-count="21102" meta:non-whitespace-character-count="17443"/>
  </office:meta>
</office:document-meta>
</file>